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middle" draw:auto-grow-height="false" fo:min-height="0.919cm" fo:min-width="0.758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919cm" fo:min-width="0.7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79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78cm" svg:height="1.651cm" svg:x="6.08cm" svg:y="9.856cm">
          <text:p text:style-name="P1">a<text:span text:style-name="T1">o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651cm" svg:x="6.08cm" svg:y="14.956cm">
          <text:p text:style-name="P1">a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651cm" svg:x="6.081cm" svg:y="12.356cm">
          <text:p text:style-name="P1">a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8cm" svg:height="1.651cm" svg:x="10.082cm" svg:y="12.356cm">
          <text:p text:style-name="P1"><text:span text:style-name="T2">y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858cm" svg:y1="10.745cm" svg:x2="10.398cm" svg:y2="12.65cm">
          <text:p/>
        </draw:line>
        <draw:line draw:style-name="gr3" draw:text-style-name="P4" draw:layer="layout" svg:x1="7.858cm" svg:y1="13.158cm" svg:x2="10.144cm" svg:y2="13.158cm">
          <text:p/>
        </draw:line>
        <draw:line draw:style-name="gr3" draw:text-style-name="P4" draw:layer="layout" svg:x1="7.858cm" svg:y1="15.825cm" svg:x2="10.398cm" svg:y2="13.793cm">
          <text:p/>
        </draw:line>
        <draw:line draw:style-name="gr3" draw:text-style-name="P4" draw:layer="layout" svg:x1="11.922cm" svg:y1="13.158cm" svg:x2="14.208cm" svg:y2="13.158cm">
          <text:p/>
        </draw:line>
        <draw:frame draw:style-name="gr4" draw:text-style-name="P5" draw:layer="layout" svg:width="1.162cm" svg:height="1.114cm" svg:x="8.301cm" svg:y="10.418cm">
          <draw:text-box>
            <text:p>w<text:span text:style-name="T1">o</text:span></text:p>
          </draw:text-box>
        </draw:frame>
        <draw:frame draw:style-name="gr4" draw:text-style-name="P5" draw:layer="layout" svg:width="1.162cm" svg:height="1.114cm" svg:x="8.201cm" svg:y="12.118cm">
          <draw:text-box>
            <text:p>w<text:span text:style-name="T1">1</text:span></text:p>
          </draw:text-box>
        </draw:frame>
        <draw:frame draw:style-name="gr4" draw:text-style-name="P5" draw:layer="layout" svg:width="1.162cm" svg:height="1.114cm" svg:x="8.201cm" svg:y="13.818cm">
          <draw:text-box>
            <text:p>w<text:span text:style-name="T1">2</text:span></text:p>
          </draw:text-box>
        </draw:frame>
        <draw:frame draw:style-name="gr5" draw:text-style-name="P5" draw:layer="layout" svg:width="2.263cm" svg:height="0.962cm" svg:x="14.289cm" svg:y="12.658cm">
          <draw:text-box>
            <text:p>output</text:p>
          </draw:text-box>
        </draw:frame>
        <draw:frame draw:style-name="gr6" draw:text-style-name="P5" draw:layer="layout" svg:width="13.079cm" svg:height="0.962cm" svg:x="3.896cm" svg:y="7.789cm">
          <draw:text-box>
            <text:p>Simple Neural Network (3x inputs, 1x output)</text:p>
          </draw:text-box>
        </draw:frame>
      </draw:page>
      <draw:page draw:name="page2" draw:style-name="dp1" draw:master-page-name="Default">
        <draw:frame draw:style-name="gr7" draw:text-style-name="P4" draw:layer="layout" svg:width="13.079cm" svg:height="1.673cm" svg:x="3.667cm" svg:y="3.54cm">
          <draw:text-box>
            <text:p text:style-name="P1">Simple Neural Network 2</text:p>
            <text:p text:style-name="P1">(3x inputs, 32x node hidden layer, 1x output)</text:p>
          </draw:text-box>
        </draw:frame>
        <draw:custom-shape draw:style-name="gr1" draw:text-style-name="P2" draw:layer="layout" svg:width="1.778cm" svg:height="1.651cm" svg:x="3.851cm" svg:y="8.422cm">
          <text:p text:style-name="P1">a<text:span text:style-name="T1">o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651cm" svg:x="3.852cm" svg:y="11.522cm">
          <text:p text:style-name="P1">a<text:span text:style-name="T1">1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651cm" svg:x="3.853cm" svg:y="14.522cm">
          <text:p text:style-name="P1">a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8cm" svg:height="1.651cm" svg:x="10.074cm" svg:y="7.35cm">
          <text:p text:style-name="P1"><text:span text:style-name="T2">h</text:span><text:span text:style-name="T1">0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8cm" svg:height="1.651cm" svg:x="10.075cm" svg:y="9.65cm">
          <text:p text:style-name="P1"><text:span text:style-name="T2">h</text:span><text:span text:style-name="T1">1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8cm" svg:height="1.651cm" svg:x="10.076cm" svg:y="11.95cm">
          <text:p text:style-name="P1"><text:span text:style-name="T2">h</text:span><text:span text:style-name="T1">2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8cm" svg:height="1.651cm" svg:x="10.076cm" svg:y="15.65cm">
          <text:p text:style-name="P1"><text:span text:style-name="T2">h</text:span><text:span text:style-name="T1">31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8cm" svg:height="1.651cm" svg:x="15.575cm" svg:y="11.414cm">
          <text:p text:style-name="P1"><text:span text:style-name="T2">y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629cm" svg:y1="9.255cm" svg:x2="10.201cm" svg:y2="8.112cm">
          <text:p/>
        </draw:line>
        <draw:line draw:style-name="gr3" draw:text-style-name="P4" draw:layer="layout" svg:x1="5.629cm" svg:y1="9.255cm" svg:x2="10.201cm" svg:y2="10.271cm">
          <text:p/>
        </draw:line>
        <draw:line draw:style-name="gr3" draw:text-style-name="P4" draw:layer="layout" svg:x1="5.629cm" svg:y1="9.255cm" svg:x2="10.201cm" svg:y2="12.43cm">
          <text:p/>
        </draw:line>
        <draw:line draw:style-name="gr3" draw:text-style-name="P4" draw:layer="layout" svg:x1="5.629cm" svg:y1="9.382cm" svg:x2="10.328cm" svg:y2="15.859cm">
          <text:p/>
        </draw:line>
        <draw:line draw:style-name="gr3" draw:text-style-name="P4" draw:layer="layout" svg:x1="5.629cm" svg:y1="12.303cm" svg:x2="10.201cm" svg:y2="8.493cm">
          <text:p/>
        </draw:line>
        <draw:line draw:style-name="gr3" draw:text-style-name="P4" draw:layer="layout" svg:x1="5.629cm" svg:y1="12.303cm" svg:x2="10.074cm" svg:y2="10.525cm">
          <text:p/>
        </draw:line>
        <draw:line draw:style-name="gr3" draw:text-style-name="P4" draw:layer="layout" svg:x1="5.629cm" svg:y1="12.303cm" svg:x2="10.074cm" svg:y2="12.811cm">
          <text:p/>
        </draw:line>
        <draw:line draw:style-name="gr3" draw:text-style-name="P4" draw:layer="layout" svg:x1="5.629cm" svg:y1="12.303cm" svg:x2="10.201cm" svg:y2="16.113cm">
          <text:p/>
        </draw:line>
        <draw:line draw:style-name="gr3" draw:text-style-name="P4" draw:layer="layout" svg:x1="5.629cm" svg:y1="15.351cm" svg:x2="10.328cm" svg:y2="8.747cm">
          <text:p/>
        </draw:line>
        <draw:line draw:style-name="gr3" draw:text-style-name="P4" draw:layer="layout" svg:x1="5.629cm" svg:y1="15.351cm" svg:x2="10.455cm" svg:y2="11.033cm">
          <text:p/>
        </draw:line>
        <draw:line draw:style-name="gr3" draw:text-style-name="P4" draw:layer="layout" svg:x1="5.629cm" svg:y1="15.351cm" svg:x2="10.201cm" svg:y2="13.065cm">
          <text:p/>
        </draw:line>
        <draw:line draw:style-name="gr3" draw:text-style-name="P4" draw:layer="layout" svg:x1="5.629cm" svg:y1="15.351cm" svg:x2="10.074cm" svg:y2="16.494cm">
          <text:p/>
        </draw:line>
        <draw:line draw:style-name="gr3" draw:text-style-name="P4" draw:layer="layout" svg:x1="11.852cm" svg:y1="8.239cm" svg:x2="15.916cm" svg:y2="11.668cm">
          <text:p/>
        </draw:line>
        <draw:line draw:style-name="gr3" draw:text-style-name="P4" draw:layer="layout" svg:x1="11.852cm" svg:y1="10.525cm" svg:x2="15.662cm" svg:y2="12.049cm">
          <text:p/>
        </draw:line>
        <draw:line draw:style-name="gr3" draw:text-style-name="P4" draw:layer="layout" svg:x1="11.852cm" svg:y1="12.811cm" svg:x2="15.535cm" svg:y2="12.303cm">
          <text:p/>
        </draw:line>
        <draw:line draw:style-name="gr3" draw:text-style-name="P4" draw:layer="layout" svg:x1="11.852cm" svg:y1="16.494cm" svg:x2="15.789cm" svg:y2="12.557cm">
          <text:p/>
        </draw:line>
        <draw:frame draw:style-name="gr8" draw:text-style-name="P5" draw:layer="layout" svg:width="1.611cm" svg:height="1.114cm" svg:x="6.08cm" svg:y="7.731cm">
          <draw:text-box>
            <text:p>W<text:span text:style-name="T1">0,0</text:span></text:p>
          </draw:text-box>
        </draw:frame>
        <draw:frame draw:style-name="gr8" draw:text-style-name="P5" draw:layer="layout" svg:width="1.611cm" svg:height="1.114cm" svg:x="6.881cm" svg:y="8.731cm">
          <draw:text-box>
            <text:p>W<text:span text:style-name="T1">0,1</text:span></text:p>
          </draw:text-box>
        </draw:frame>
        <draw:frame draw:style-name="gr8" draw:text-style-name="P5" draw:layer="layout" svg:width="1.611cm" svg:height="1.114cm" svg:x="6.582cm" svg:y="9.431cm">
          <draw:text-box>
            <text:p>W<text:span text:style-name="T1">0,2</text:span></text:p>
          </draw:text-box>
        </draw:frame>
        <draw:frame draw:style-name="gr8" draw:text-style-name="P5" draw:layer="layout" svg:width="1.814cm" svg:height="1.114cm" svg:x="5.283cm" svg:y="9.731cm">
          <draw:text-box>
            <text:p>W<text:span text:style-name="T1">0,31</text:span></text:p>
          </draw:text-box>
        </draw:frame>
        <draw:frame draw:style-name="gr8" draw:text-style-name="P5" draw:layer="layout" svg:width="1.509cm" svg:height="1.114cm" svg:x="12.781cm" svg:y="8.531cm">
          <draw:text-box>
            <text:p>W<text:span text:style-name="T1">h0</text:span></text:p>
          </draw:text-box>
        </draw:frame>
        <draw:frame draw:style-name="gr8" draw:text-style-name="P5" draw:layer="layout" svg:width="1.509cm" svg:height="1.114cm" svg:x="12.482cm" svg:y="10.131cm">
          <draw:text-box>
            <text:p>W<text:span text:style-name="T1">h0</text:span></text:p>
          </draw:text-box>
        </draw:frame>
        <draw:frame draw:style-name="gr8" draw:text-style-name="P5" draw:layer="layout" svg:width="1.509cm" svg:height="1.114cm" svg:x="12.283cm" svg:y="11.631cm">
          <draw:text-box>
            <text:p>W<text:span text:style-name="T1">h0</text:span></text:p>
          </draw:text-box>
        </draw:frame>
        <draw:frame draw:style-name="gr8" draw:text-style-name="P5" draw:layer="layout" svg:width="1.509cm" svg:height="1.114cm" svg:x="12.184cm" svg:y="14.031cm">
          <draw:text-box>
            <text:p>W<text:span text:style-name="T1">h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1:49:10.767213546</meta:creation-date>
    <dc:date>2019-06-27T15:01:58.360411411</dc:date>
    <meta:editing-duration>PT19M48S</meta:editing-duration>
    <meta:editing-cycles>3</meta:editing-cycles>
    <meta:generator>LibreOffice/6.0.7.3$Linux_X86_64 LibreOffice_project/00m0$Build-3</meta:generator>
    <meta:document-statistic meta:object-count="46"/>
  </office:meta>
</office:document-meta>
</file>